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center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4c98" draw:textarea-horizontal-align="center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4c98" draw:textarea-horizontal-align="center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7081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62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7082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04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708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708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815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815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8158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8159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13" style:family="graphic" style:parent-style-name="standard">
      <style:graphic-properties draw:stroke="none" draw:stroke-dash="Dashed_20__28_var_29__20_8160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25cm" fo:padding-top="0cm" fo:padding-bottom="0cm" fo:padding-left="0cm" fo:padding-right="0cm" draw:shadow="hidden" draw:shadow-offset-x="0.3cm" draw:shadow-offset-y="0.3cm" draw:shadow-color="#808080"/>
    </style:style>
    <style:style style:name="gr14" style:family="graphic" style:parent-style-name="standard">
      <style:graphic-properties draw:stroke="none" draw:stroke-dash="Dashed_20__28_var_29__20_8161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49cm" fo:padding-top="0cm" fo:padding-bottom="0cm" fo:padding-left="0cm" fo:padding-right="0cm" draw:shadow="hidden" draw:shadow-offset-x="0.3cm" draw:shadow-offset-y="0.3cm" draw:shadow-color="#808080"/>
    </style:style>
    <style:style style:name="gr15" style:family="graphic" style:parent-style-name="standard">
      <style:graphic-properties draw:stroke="none" draw:stroke-dash="Dashed_20__28_var_29__20_8162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893cm" fo:padding-top="0cm" fo:padding-bottom="0cm" fo:padding-left="0cm" fo:padding-right="0cm" draw:shadow="hidden" draw:shadow-offset-x="0.3cm" draw:shadow-offset-y="0.3cm" draw:shadow-color="#808080"/>
    </style:style>
    <style:style style:name="gr16" style:family="graphic" style:parent-style-name="standard">
      <style:graphic-properties draw:stroke="none" draw:stroke-dash="Dashed_20__28_var_29__20_8163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571cm" fo:padding-top="0cm" fo:padding-bottom="0cm" fo:padding-left="0cm" fo:padding-right="0cm" draw:shadow="hidden" draw:shadow-offset-x="0.3cm" draw:shadow-offset-y="0.3cm" draw:shadow-color="#808080"/>
    </style:style>
    <style:style style:name="gr17" style:family="graphic" style:parent-style-name="standard">
      <style:graphic-properties draw:stroke="none" draw:stroke-dash="Dashed_20__28_var_29__20_8164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572cm" fo:padding-top="0cm" fo:padding-bottom="0cm" fo:padding-left="0cm" fo:padding-right="0cm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004c9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004c9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language="en" fo:country="US" fo:font-style="normal" fo:text-shadow="none" style:text-underline-style="none" fo:font-weight="normal" style:letter-kerning="true" style:font-name-asian="MS Gothic" style:font-size-asian="18pt" style:language-asian="en" style:country-asian="US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33cm" svg:height="0.213cm" svg:x="10.405cm" svg:y="15.587cm" svg:viewBox="0 0 331 214" draw:points="254,0 263,12 272,25 281,38 289,51 295,64 303,78 308,93 314,108 318,122 323,137 325,153 328,168 329,183 331,199 331,214 0,213">
            <text:p/>
          </draw:polygon>
          <draw:polygon draw:style-name="gr1" draw:text-style-name="P1" draw:layer="layout" svg:width="0.325cm" svg:height="0.417cm" svg:x="10.398cm" svg:y="15.387cm" svg:viewBox="0 0 326 418" draw:points="74,0 93,4 113,8 132,14 150,21 169,29 187,37 205,47 222,56 238,67 255,78 270,91 284,104 300,117 313,132 326,146 0,418">
            <text:p/>
          </draw:polygon>
          <draw:polygon draw:style-name="gr2" draw:text-style-name="P2" draw:layer="layout" svg:width="0.307cm" svg:height="0.353cm" svg:x="10.144cm" svg:y="15.453cm" svg:viewBox="0 0 308 354" draw:points="0,104 14,91 28,79 42,67 58,57 74,47 91,38 108,30 125,24 143,17 160,12 178,7 197,4 216,3 234,1 253,0 272,1 290,3 308,5 250,354">
            <text:p/>
          </draw:polygon>
          <draw:g>
            <draw:polygon draw:style-name="gr3" draw:text-style-name="P3" draw:layer="layout" svg:width="0.423cm" svg:height="0.299cm" svg:x="9.975cm" svg:y="15.505cm" svg:viewBox="0 0 424 300" draw:points="0,300 1,278 3,256 5,234 9,212 14,190 21,169 28,149 36,127 47,108 57,88 69,69 81,51 95,33 109,16 125,0 424,300">
              <text:p/>
            </draw:polygon>
            <draw:polygon draw:style-name="gr4" draw:text-style-name="P4" draw:layer="layout" svg:width="0.423cm" svg:height="0.299cm" svg:x="9.975cm" svg:y="15.505cm" svg:viewBox="0 0 424 300" draw:points="0,300 1,278 3,256 5,234 9,212 14,190 21,169 28,149 36,127 47,108 57,88 69,69 81,51 95,33 109,16 125,0 424,300">
              <text:p/>
            </draw:polygon>
          </draw:g>
          <draw:frame draw:style-name="gr5" draw:text-style-name="P6" draw:layer="layout" svg:width="0.262cm" svg:height="0.38cm" svg:x="10.29cm" svg:y="15.819cm">
            <draw:text-box>
              <text:p text:style-name="P5"><text:span text:style-name="T1">O</text:span></text:p>
            </draw:text-box>
          </draw:frame>
          <draw:frame draw:style-name="gr6" draw:text-style-name="P6" draw:layer="layout" svg:width="0.204cm" svg:height="0.38cm" svg:x="12.435cm" svg:y="15.824cm">
            <draw:text-box>
              <text:p text:style-name="P5"><text:span text:style-name="T1">E</text:span></text:p>
            </draw:text-box>
          </draw:frame>
          <draw:line draw:style-name="gr7" draw:text-style-name="P7" draw:layer="layout" svg:x1="8.048cm" svg:y1="15.801cm" svg:x2="12.968cm" svg:y2="15.798cm">
            <text:p/>
          </draw:line>
          <draw:line draw:style-name="gr8" draw:text-style-name="P7" draw:layer="layout" svg:x1="10.386cm" svg:y1="15.796cm" svg:x2="8.623cm" svg:y2="14.033cm">
            <text:p/>
          </draw:line>
          <draw:line draw:style-name="gr9" draw:text-style-name="P7" draw:layer="layout" svg:x1="10.775cm" svg:y1="13.645cm" svg:x2="10.394cm" svg:y2="15.802cm">
            <text:p/>
          </draw:line>
          <draw:line draw:style-name="gr10" draw:text-style-name="P7" draw:layer="layout" svg:x1="10.395cm" svg:y1="15.807cm" svg:x2="12.75cm" svg:y2="13.83cm">
            <text:p/>
          </draw:line>
          <draw:frame draw:style-name="gr11" draw:text-style-name="P6" draw:layer="layout" svg:width="0.223cm" svg:height="0.38cm" svg:x="8.173cm" svg:y="15.817cm">
            <draw:text-box>
              <text:p text:style-name="P5"><text:span text:style-name="T1">A</text:span></text:p>
            </draw:text-box>
          </draw:frame>
          <draw:frame draw:style-name="gr12" draw:text-style-name="P6" draw:layer="layout" svg:width="0.223cm" svg:height="0.38cm" svg:x="8.538cm" svg:y="14.173cm">
            <draw:text-box>
              <text:p text:style-name="P5"><text:span text:style-name="T1">B</text:span></text:p>
            </draw:text-box>
          </draw:frame>
          <draw:frame draw:style-name="gr13" draw:text-style-name="P6" draw:layer="layout" svg:width="0.225cm" svg:height="0.38cm" svg:x="10.865cm" svg:y="13.457cm">
            <draw:text-box>
              <text:p text:style-name="P5"><text:span text:style-name="T1">C</text:span></text:p>
            </draw:text-box>
          </draw:frame>
          <draw:frame draw:style-name="gr14" draw:text-style-name="P6" draw:layer="layout" svg:width="0.249cm" svg:height="0.38cm" svg:x="12.17cm" svg:y="14.329cm">
            <draw:text-box>
              <text:p text:style-name="P5"><text:span text:style-name="T1">D</text:span></text:p>
            </draw:text-box>
          </draw:frame>
          <draw:frame draw:style-name="gr15" draw:text-style-name="P6" draw:layer="layout" svg:width="0.893cm" svg:height="0.38cm" svg:x="11.024cm" svg:y="15.84cm">
            <draw:text-box>
              <text:p text:style-name="P5"><text:span text:style-name="T1">2 cm</text:span></text:p>
            </draw:text-box>
          </draw:frame>
          <draw:frame draw:style-name="gr16" draw:text-style-name="P6" draw:layer="layout" svg:width="0.571cm" svg:height="0.38cm" svg:x="9.339cm" svg:y="15.459cm">
            <draw:text-box>
              <text:p text:style-name="P5"><text:span text:style-name="T1">45</text:span><text:span text:style-name="T2">°</text:span></text:p>
            </draw:text-box>
          </draw:frame>
          <draw:frame draw:style-name="gr17" draw:text-style-name="P6" draw:layer="layout" svg:width="0.572cm" svg:height="0.38cm" svg:x="9.992cm" svg:y="15.01cm">
            <draw:text-box>
              <text:p text:style-name="P5"><text:span text:style-name="T2">55°</text:span></text:p>
            </draw:text-box>
          </draw:frame>
          <draw:ellipse draw:style-name="gr18" draw:text-style-name="P8" draw:layer="layout" svg:width="4.252cm" svg:height="4.25cm" svg:x="8.267cm" svg:y="13.687cm" draw:kind="arc" draw:start-angle="0.57" draw:end-angle="179.84">
            <text:p/>
          </draw:ellipse>
          <draw:line draw:style-name="gr18" draw:text-style-name="P8" draw:layer="layout" svg:x1="10.525cm" svg:y1="15.516cm" svg:x2="10.61cm" svg:y2="15.369cm">
            <text:p/>
          </draw:line>
          <draw:line draw:style-name="gr18" draw:text-style-name="P8" draw:layer="layout" svg:x1="10.66cm" svg:y1="15.698cm" svg:x2="10.771cm" svg:y2="15.634cm">
            <text:p/>
          </draw:line>
          <draw:line draw:style-name="gr18" draw:text-style-name="P8" draw:layer="layout" svg:x1="10.557cm" svg:y1="15.53cm" svg:x2="10.642cm" svg:y2="15.383cm">
            <text:p/>
          </draw:line>
          <draw:line draw:style-name="gr18" draw:text-style-name="P8" draw:layer="layout" svg:x1="10.668cm" svg:y1="15.732cm" svg:x2="10.779cm" svg:y2="15.66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7081" draw:display-name="Dashed (var) 7081" draw:style="rect" draw:dots1="1" draw:dots1-length="0.003cm" draw:dots2="1" draw:dots2-length="0.003cm" draw:distance="0.003cm"/>
    <draw:stroke-dash draw:name="Dashed_20__28_var_29__20_7082" draw:display-name="Dashed (var) 7082" draw:style="rect" draw:dots1="1" draw:dots1-length="0.003cm" draw:dots2="1" draw:dots2-length="0.003cm" draw:distance="0.003cm"/>
    <draw:stroke-dash draw:name="Dashed_20__28_var_29__20_7083" draw:display-name="Dashed (var) 7083" draw:style="rect" draw:dots1="1" draw:dots1-length="0.003cm" draw:dots2="1" draw:dots2-length="0.003cm" draw:distance="0.003cm"/>
    <draw:stroke-dash draw:name="Dashed_20__28_var_29__20_7084" draw:display-name="Dashed (var) 7084" draw:style="rect" draw:dots1="1" draw:dots1-length="0.003cm" draw:dots2="1" draw:dots2-length="0.003cm" draw:distance="0.003cm"/>
    <draw:stroke-dash draw:name="Dashed_20__28_var_29__20_8156" draw:display-name="Dashed (var) 8156" draw:style="rect" draw:dots1="1" draw:dots1-length="0.003cm" draw:dots2="1" draw:dots2-length="0.003cm" draw:distance="0.003cm"/>
    <draw:stroke-dash draw:name="Dashed_20__28_var_29__20_8157" draw:display-name="Dashed (var) 8157" draw:style="rect" draw:dots1="1" draw:dots1-length="0.003cm" draw:dots2="1" draw:dots2-length="0.003cm" draw:distance="0.003cm"/>
    <draw:stroke-dash draw:name="Dashed_20__28_var_29__20_8158" draw:display-name="Dashed (var) 8158" draw:style="rect" draw:dots1="1" draw:dots1-length="0.003cm" draw:dots2="1" draw:dots2-length="0.003cm" draw:distance="0.003cm"/>
    <draw:stroke-dash draw:name="Dashed_20__28_var_29__20_8159" draw:display-name="Dashed (var) 8159" draw:style="rect" draw:dots1="1" draw:dots1-length="0.003cm" draw:dots2="1" draw:dots2-length="0.003cm" draw:distance="0.003cm"/>
    <draw:stroke-dash draw:name="Dashed_20__28_var_29__20_8160" draw:display-name="Dashed (var) 8160" draw:style="rect" draw:dots1="1" draw:dots1-length="0.003cm" draw:dots2="1" draw:dots2-length="0.003cm" draw:distance="0.003cm"/>
    <draw:stroke-dash draw:name="Dashed_20__28_var_29__20_8161" draw:display-name="Dashed (var) 8161" draw:style="rect" draw:dots1="1" draw:dots1-length="0.003cm" draw:dots2="1" draw:dots2-length="0.003cm" draw:distance="0.003cm"/>
    <draw:stroke-dash draw:name="Dashed_20__28_var_29__20_8162" draw:display-name="Dashed (var) 8162" draw:style="rect" draw:dots1="1" draw:dots1-length="0.003cm" draw:dots2="1" draw:dots2-length="0.003cm" draw:distance="0.003cm"/>
    <draw:stroke-dash draw:name="Dashed_20__28_var_29__20_8163" draw:display-name="Dashed (var) 8163" draw:style="rect" draw:dots1="1" draw:dots1-length="0.003cm" draw:dots2="1" draw:dots2-length="0.003cm" draw:distance="0.003cm"/>
    <draw:stroke-dash draw:name="Dashed_20__28_var_29__20_8164" draw:display-name="Dashed (var) 8164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16:52.343233924</meta:creation-date>
    <dc:date>2018-02-09T16:17:22.119010557</dc:date>
    <meta:editing-duration>PT30S</meta:editing-duration>
    <meta:editing-cycles>1</meta:editing-cycles>
    <meta:document-statistic meta:object-count="25"/>
    <meta:generator>LibreOffice/6.0.0.3$MacOSX_X86_64 LibreOffice_project/64a0f66915f38c6217de274f0aa8e15618924765</meta:generator>
  </office:meta>
</office:document-meta>
</file>